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right="-18.00pt" fo:margin-bottom="10.00pt"/>
    </style:style>
  </office:automatic-styles>
  <office:body>
    <office:text>
      <text:p text:style-name="P1"><text:span text:style-name="T1">Question.1.Introduction to Sql?</text:span></text:p>
      <text:p text:style-name="P1"><text:span text:style-name="T1">Practical 2.Data Definition language Commands.</text:span></text:p>
      <text:p text:style-name="P1"><text:span text:style-name="T1">Q. Consider the database For an organisation , Write the Queries for The following:</text:span></text:p>
      <text:p text:style-name="P1"><text:span text:style-name="T1"><text:tab/>1.Create the Database</text:span></text:p>
      <text:p text:style-name="P1"><text:span text:style-name="T1"><text:tab/>2. Select the Current Database.</text:span></text:p>
      <text:p text:style-name="P1"><text:span text:style-name="T1"><text:tab/>3. Create The Following Tables : </text:span></text:p>
      <text:p text:style-name="P1"><text:span text:style-name="T1"><text:tab/><text:tab/>a.employee(employee no. , employee Name, DOB , <text:tab/><text:tab/><text:tab/>Address, Date Of Joining,<text:s text:c="2"/>Mobile Number, Department <text:tab/><text:tab/>No. , Salary).</text:span></text:p>
      <text:p text:style-name="P1"><text:span text:style-name="T1"><text:tab/><text:tab/>b.department(dept_no, dept_name, location).</text:span></text:p>
      <text:p text:style-name="P1"><text:span text:style-name="T1"><text:tab/>4. Include Necessary Constraints.</text:span></text:p>
      <text:p text:style-name="P1"><text:span text:style-name="T1"><text:tab/><text:tab/>a.Entity integrity constraints.</text:span></text:p>
      <text:p text:style-name="P1"><text:span text:style-name="T1"><text:tab/><text:tab/>b.Referential Integrity Constraints.</text:span></text:p>
      <text:p text:style-name="P1"><text:span text:style-name="T2"><text:tab/>5. List All Tables in the Current Database.</text:span></text:p>
      <text:p text:style-name="P1"><text:span text:style-name="T2"><text:tab/>6.Display The Structure Of Employee table.</text:span></text:p>
      <text:p text:style-name="P1"><text:span text:style-name="T2"><text:tab/>7.Add a New Column Designation to the employee table.</text:span></text:p>
      <text:p text:style-name="P1"><text:span text:style-name="T2"><text:tab/>8.Modify a Column Emp_no in Employee Table.</text:span></text:p>
      <text:p text:style-name="P1"><text:span text:style-name="T2"><text:tab/>9.Drop the column location from department table.</text:span></text:p>
      <text:p text:style-name="P1"><text:span text:style-name="T2"><text:tab/>10.Drop The Tables.</text:span></text:p>
      <text:p text:style-name="P1"><text:span text:style-name="T2"><text:tab/>11.Drop The Database.</text:span></text:p>
      <text:p text:style-name="P1"><text:span text:style-name="T3"><text:tab/>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